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3C00000021C0F1F7B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1cm" fo:padding-bottom="0.11cm" fo:padding-left="0.235cm" fo:padding-right="0.23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fill="solid" draw:fill-color="#e6e6e6" draw:textarea-horizontal-align="justify" draw:textarea-vertical-align="middle" draw:auto-grow-height="false" fo:padding-top="0.1cm" fo:padding-bottom="0.1cm" fo:padding-left="0.225cm" fo:padding-right="0.225cm"/>
    </style:style>
    <style:style style:name="gr4" style:family="graphic" style:parent-style-name="standard">
      <style:graphic-properties svg:stroke-width="0.05cm" draw:marker-start-width="0.275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fill="solid" draw:fill-color="#e6e6e6" draw:textarea-horizontal-align="justify" draw:textarea-vertical-align="middle" draw:auto-grow-height="fals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6.836cm" fo:padding-top="0.1cm" fo:padding-bottom="0.1cm" fo:padding-left="0.225cm" fo:padding-right="0.225cm"/>
    </style:style>
    <style:style style:name="gr7" style:family="graphic" style:parent-style-name="standard">
      <style:graphic-properties draw:stroke="none" svg:stroke-width="0cm" draw:fill="none" draw:textarea-horizontal-align="center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stroke="none" svg:stroke-width="0cm" draw:fill="none" fo:min-height="0.315cm" fo:padding-top="0.1cm" fo:padding-bottom="0.1cm" fo:padding-left="0.225cm" fo:padding-right="0.225cm"/>
    </style:style>
    <style:style style:name="gr9" style:family="graphic" style:parent-style-name="standard">
      <style:graphic-properties svg:stroke-width="0.02cm" svg:stroke-color="#999999" draw:marker-start-width="0.23cm" draw:marker-end-width="0.23cm" draw:fill="none" draw:fill-color="#b3b3b3" draw:textarea-horizontal-align="center" draw:textarea-vertical-align="middle" fo:padding-top="0.11cm" fo:padding-bottom="0.11cm" fo:padding-left="0.235cm" fo:padding-right="0.235cm"/>
    </style:style>
    <style:style style:name="gr10" style:family="graphic" style:parent-style-name="standard">
      <style:graphic-properties draw:stroke="solid" draw:stroke-dash="Fine_20_Dashed_20__28_var_29_" svg:stroke-width="0.02cm" svg:stroke-color="#000000" draw:marker-start="Arrow" draw:marker-start-width="0.1cm" draw:marker-end="Arrow" draw:marker-end-width="0.1cm" draw:textarea-horizontal-align="center" draw:textarea-vertical-align="middle" fo:padding-top="0.11cm" fo:padding-bottom="0.11cm" fo:padding-left="0.235cm" fo:padding-right="0.235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.35cm" fo:padding-top="0.1cm" fo:padding-bottom="0.1cm" fo:padding-left="0.225cm" fo:padding-right="0.225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81cm" fo:min-width="0cm" fo:padding-top="0.1cm" fo:padding-bottom="0.1cm" fo:padding-left="0.225cm" fo:padding-right="0.225cm"/>
    </style:style>
    <style:style style:name="gr13" style:family="graphic" style:parent-style-name="objectwithoutfill">
      <style:graphic-properties svg:stroke-width="0.02cm" draw:marker-start-width="0.23cm" draw:marker-end="Arrow" draw:marker-end-width="0.1cm" draw:fill="none" draw:textarea-horizontal-align="center" draw:textarea-vertical-align="middle" fo:padding-top="0.11cm" fo:padding-bottom="0.11cm" fo:padding-left="0.235cm" fo:padding-right="0.235cm"/>
    </style:style>
    <style:style style:name="gr14" style:family="graphic" style:parent-style-name="standard">
      <style:graphic-properties svg:stroke-width="0.02cm" svg:stroke-color="#999999" draw:marker-start-width="0.23cm" draw:marker-end-width="0.23cm" draw:fill="solid" draw:fill-color="#999999" draw:textarea-horizontal-align="center" draw:textarea-vertical-align="middle" fo:padding-top="0.11cm" fo:padding-bottom="0.11cm" fo:padding-left="0.235cm" fo:padding-right="0.235cm"/>
    </style:style>
    <style:style style:name="gr15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1cm" fo:padding-bottom="0.11cm" fo:padding-left="0.235cm" fo:padding-right="0.235cm"/>
    </style:style>
    <style:style style:name="gr16" style:family="graphic" style:parent-style-name="standard">
      <style:graphic-properties draw:stroke="dash" draw:stroke-dash="Fine_20_Dashed_20__28_var_29_" svg:stroke-width="0.02cm" svg:stroke-color="#000000" draw:marker-start-width="0.23cm" draw:marker-end-width="0.23cm" draw:fill="none" draw:fill-color="#b3b3b3" draw:textarea-horizontal-align="center" draw:textarea-vertical-align="middle" fo:padding-top="0.11cm" fo:padding-bottom="0.11cm" fo:padding-left="0.235cm" fo:padding-right="0.23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color="#999999" fo:font-size="8pt" style:font-size-asian="8pt" style:font-size-complex="8pt"/>
    </style:style>
    <style:style style:name="P5" style:family="paragraph">
      <style:text-properties fo:font-family="Courier" style:font-family-generic="modern" style:font-pitch="fixed" fo:font-size="8pt" style:font-size-asian="8pt" style:font-size-complex="8pt"/>
    </style:style>
    <style:style style:name="T1" style:family="text">
      <style:text-properties fo:font-family="Courier" style:font-family-generic="modern" style:font-pitch="fixe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999999" fo:font-size="8pt" style:font-size-asian="8pt" style:font-size-complex="8pt"/>
    </style:style>
    <style:style style:name="T4" style:family="text">
      <style:text-properties fo:font-family="Courier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4cm" svg:x="2cm" svg:y="20cm">
          <text:p/>
        </draw:rect>
        <draw:line draw:style-name="gr2" draw:text-style-name="P1" draw:layer="layout" svg:x1="13.534cm" svg:y1="3.488cm" svg:x2="13.534cm" svg:y2="18.488cm">
          <text:p/>
        </draw:line>
        <draw:custom-shape draw:style-name="gr3" draw:text-style-name="P2" draw:layer="layout" svg:width="5cm" svg:height="1cm" svg:x="2.034cm" svg:y="2.488cm">
          <text:p text:style-name="P1"><text:span text:style-name="T1">Game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34cm" svg:y1="5.488cm" svg:x2="13.2cm" svg:y2="5.488cm">
          <text:p/>
        </draw:line>
        <draw:custom-shape draw:style-name="gr3" draw:text-style-name="P2" draw:layer="layout" svg:width="5cm" svg:height="1cm" svg:x="11.034cm" svg:y="2.488cm">
          <text:p text:style-name="P1"><text:span text:style-name="T1">G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34cm" svg:y1="3.488cm" svg:x2="4.534cm" svg:y2="18.488cm">
          <text:p/>
        </draw:line>
        <draw:line draw:style-name="gr4" draw:text-style-name="P1" draw:layer="layout" svg:x1="13.2cm" svg:y1="7.488cm" svg:x2="4.534cm" svg:y2="7.488cm">
          <text:p/>
        </draw:line>
        <draw:custom-shape draw:style-name="gr5" draw:text-style-name="P2" draw:layer="layout" svg:width="1cm" svg:height="2cm" svg:x="13.034cm" svg:y="5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34cm" svg:y1="10.491cm" svg:x2="13.2cm" svg:y2="10.491cm">
          <text:p/>
        </draw:line>
        <draw:line draw:style-name="gr4" draw:text-style-name="P1" draw:layer="layout" svg:x1="13.2cm" svg:y1="12.491cm" svg:x2="5.034cm" svg:y2="12.488cm">
          <text:p/>
        </draw:line>
        <draw:custom-shape draw:style-name="gr5" draw:text-style-name="P2" draw:layer="layout" svg:width="1cm" svg:height="2cm" svg:x="13.034cm" svg:y="10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34cm" svg:y1="14.491cm" svg:x2="13.2cm" svg:y2="14.491cm">
          <text:p/>
        </draw:line>
        <draw:frame draw:style-name="gr6" draw:text-style-name="P2" draw:layer="layout" svg:width="9cm" svg:height="1.471cm" svg:x="4.534cm" svg:y="13.017cm">
          <draw:text-box>
            <text:p text:style-name="P1"><text:span text:style-name="T1"><text:s text:c="22"/></text:span></text:p>
            <text:p text:style-name="P1"><text:span text:style-name="T1">paintComponent</text:span></text:p>
          </draw:text-box>
        </draw:frame>
        <draw:line draw:style-name="gr4" draw:text-style-name="P1" draw:layer="layout" svg:x1="13.2cm" svg:y1="16.491cm" svg:x2="5.034cm" svg:y2="16.488cm">
          <text:p/>
        </draw:line>
        <draw:custom-shape draw:style-name="gr5" draw:text-style-name="P2" draw:layer="layout" svg:width="1cm" svg:height="2cm" svg:x="13.034cm" svg:y="14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9cm" svg:height="1.471cm" svg:x="4.534cm" svg:y="8.988cm">
          <draw:text-box>
            <text:p text:style-name="P1"><text:span text:style-name="T1"><text:s text:c="22"/></text:span></text:p>
            <text:p text:style-name="P1"><text:span text:style-name="T1">update</text:span></text:p>
          </draw:text-box>
        </draw:frame>
        <draw:frame draw:style-name="gr6" draw:text-style-name="P2" draw:layer="layout" svg:width="9cm" svg:height="1.471cm" svg:x="4.534cm" svg:y="3.988cm">
          <draw:text-box>
            <text:p text:style-name="P1"><text:span text:style-name="T1"><text:s text:c="22"/></text:span></text:p>
            <text:p text:style-name="P1"><text:span text:style-name="T1">init</text:span></text:p>
          </draw:text-box>
        </draw:frame>
        <draw:custom-shape draw:style-name="gr5" draw:text-style-name="P2" draw:layer="layout" svg:width="1cm" svg:height="4cm" svg:x="4.034cm" svg:y="4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cm" svg:height="8cm" svg:x="4.034cm" svg:y="9.4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034cm" svg:y1="17.488cm" svg:x2="4.2cm" svg:y2="17.488cm">
          <text:p/>
        </draw:line>
        <draw:line draw:style-name="gr2" draw:text-style-name="P1" draw:layer="layout" svg:x1="3.034cm" svg:y1="17.488cm" svg:x2="3.034cm" svg:y2="9.488cm">
          <text:p/>
        </draw:line>
        <draw:line draw:style-name="gr4" draw:text-style-name="P1" draw:layer="layout" svg:x1="3.034cm" svg:y1="9.488cm" svg:x2="4.2cm" svg:y2="9.488cm">
          <text:p/>
        </draw:line>
        <draw:rect draw:style-name="gr7" draw:text-style-name="P1" draw:layer="layout" svg:width="14.333cm" svg:height="16.333cm" svg:x="1.867cm" svg:y="2.321cm">
          <text:p/>
        </draw:rect>
        <draw:frame draw:style-name="gr8" draw:text-style-name="P3" draw:layer="layout" svg:width="1.032cm" svg:height="0.515cm" svg:x="1.5cm" svg:y="23.9cm">
          <draw:text-box>
            <text:p><text:span text:style-name="T2">(0,0)</text:span></text:p>
          </draw:text-box>
        </draw:frame>
        <draw:rect draw:style-name="gr9" draw:text-style-name="P1" draw:layer="layout" svg:width="4cm" svg:height="4cm" svg:x="3.6cm" svg:y="19.2cm">
          <text:p/>
        </draw:rect>
        <draw:frame draw:style-name="gr8" draw:text-style-name="P4" draw:layer="layout" svg:width="1.032cm" svg:height="0.515cm" svg:x="3.068cm" svg:y="23.085cm">
          <draw:text-box>
            <text:p><text:span text:style-name="T3">(0,0)</text:span></text:p>
          </draw:text-box>
        </draw:frame>
        <draw:line draw:style-name="gr10" draw:text-style-name="P1" draw:layer="layout" svg:x1="2cm" svg:y1="22cm" svg:x2="3.6cm" svg:y2="22cm">
          <text:p/>
        </draw:line>
        <draw:frame draw:style-name="gr11" draw:text-style-name="P5" draw:layer="layout" svg:width="0.8cm" svg:height="0.481cm" svg:x="2.5cm" svg:y="21.6cm">
          <draw:text-box>
            <text:p><text:span text:style-name="T4">x</text:span></text:p>
          </draw:text-box>
        </draw:frame>
        <draw:line draw:style-name="gr10" draw:text-style-name="P1" draw:layer="layout" svg:x1="4.9cm" svg:y1="19.2cm" svg:x2="4.9cm" svg:y2="20cm">
          <text:p/>
        </draw:line>
        <draw:frame draw:style-name="gr12" draw:text-style-name="P5" draw:layer="layout" svg:width="0.621cm" svg:height="0.681cm" svg:x="4.8cm" svg:y="19.319cm">
          <draw:text-box>
            <text:p><text:span text:style-name="T4">y</text:span></text:p>
          </draw:text-box>
        </draw:frame>
        <draw:rect draw:style-name="gr1" draw:text-style-name="P1" draw:layer="layout" svg:width="4cm" svg:height="4cm" svg:x="10cm" svg:y="20cm">
          <text:p/>
        </draw:rect>
        <draw:frame draw:style-name="gr8" draw:text-style-name="P3" draw:layer="layout" svg:width="1.032cm" svg:height="0.515cm" svg:x="9.5cm" svg:y="23.885cm">
          <draw:text-box>
            <text:p><text:span text:style-name="T2">(0,0)</text:span></text:p>
          </draw:text-box>
        </draw:frame>
        <draw:rect draw:style-name="gr9" draw:text-style-name="P1" draw:layer="layout" svg:width="4cm" svg:height="4cm" draw:transform="rotate (0.5235987755982) translate (8cm 20.536cm)">
          <text:p/>
        </draw:rect>
        <draw:frame draw:style-name="gr12" draw:text-style-name="P5" draw:layer="layout" svg:width="0.621cm" svg:height="0.681cm" svg:x="12.779cm" svg:y="22.919cm">
          <draw:text-box>
            <text:p><text:span text:style-name="T4">a</text:span></text:p>
          </draw:text-box>
        </draw:frame>
        <draw:rect draw:style-name="gr1" draw:text-style-name="P1" draw:layer="layout" svg:width="4cm" svg:height="4cm" svg:x="2cm" svg:y="27cm">
          <text:p/>
        </draw:rect>
        <draw:frame draw:style-name="gr8" draw:text-style-name="P3" draw:layer="layout" svg:width="1.032cm" svg:height="0.515cm" svg:x="1.5cm" svg:y="30.885cm">
          <draw:text-box>
            <text:p><text:span text:style-name="T2">(0,0)</text:span></text:p>
          </draw:text-box>
        </draw:frame>
        <draw:rect draw:style-name="gr9" draw:text-style-name="P1" draw:layer="layout" svg:width="6cm" svg:height="6cm" svg:x="2cm" svg:y="25cm">
          <text:p/>
        </draw:rect>
        <draw:line draw:style-name="gr10" draw:text-style-name="P1" draw:layer="layout" svg:x1="2cm" svg:y1="28cm" svg:x2="8cm" svg:y2="28cm">
          <text:p/>
        </draw:line>
        <draw:frame draw:style-name="gr11" draw:text-style-name="P5" draw:layer="layout" svg:width="1.4cm" svg:height="0.481cm" svg:x="3.2cm" svg:y="27.519cm">
          <draw:text-box>
            <text:p><text:span text:style-name="T4">x*w</text:span></text:p>
          </draw:text-box>
        </draw:frame>
        <draw:line draw:style-name="gr10" draw:text-style-name="P1" draw:layer="layout" svg:x1="5cm" svg:y1="25cm" svg:x2="5cm" svg:y2="31cm">
          <text:p/>
        </draw:line>
        <draw:frame draw:style-name="gr8" draw:text-style-name="P3" draw:layer="layout" svg:width="1.232cm" svg:height="0.515cm" svg:x="5.468cm" svg:y="26.5cm">
          <draw:text-box>
            <text:p><text:span text:style-name="T2">(w,h)</text:span></text:p>
          </draw:text-box>
        </draw:frame>
        <draw:frame draw:style-name="gr8" draw:text-style-name="P3" draw:layer="layout" svg:width="1.232cm" svg:height="0.515cm" svg:x="5.468cm" svg:y="19.485cm">
          <draw:text-box>
            <text:p><text:span text:style-name="T2">(w,h)</text:span></text:p>
          </draw:text-box>
        </draw:frame>
        <draw:frame draw:style-name="gr8" draw:text-style-name="P3" draw:layer="layout" svg:width="1.232cm" svg:height="0.515cm" svg:x="13.5cm" svg:y="19.485cm">
          <draw:text-box>
            <text:p><text:span text:style-name="T2">(w,h)</text:span></text:p>
          </draw:text-box>
        </draw:frame>
        <draw:frame draw:style-name="gr8" draw:text-style-name="P4" draw:layer="layout" svg:width="1.191cm" svg:height="0.515cm" draw:transform="rotate (0.5235987755982) translate (10.749cm 18.416cm)">
          <draw:text-box>
            <text:p><text:span text:style-name="T3">(w,h)</text:span></text:p>
          </draw:text-box>
        </draw:frame>
        <draw:frame draw:style-name="gr8" draw:text-style-name="P4" draw:layer="layout" svg:width="1.232cm" svg:height="0.515cm" svg:x="7.468cm" svg:y="24.5cm">
          <draw:text-box>
            <text:p><text:span text:style-name="T3">(w,h)</text:span></text:p>
          </draw:text-box>
        </draw:frame>
        <draw:frame draw:style-name="gr11" draw:text-style-name="P5" draw:layer="layout" svg:width="1.4cm" svg:height="0.481cm" svg:x="4.2cm" svg:y="28.919cm">
          <draw:text-box>
            <text:p><text:span text:style-name="T4">y*h</text:span></text:p>
          </draw:text-box>
        </draw:frame>
        <draw:path draw:style-name="gr13" draw:text-style-name="P1" draw:layer="layout" svg:width="1.399cm" svg:height="0.599cm" draw:transform="rotate (1.5707963267946) translate (12.4000000000029cm 24.0000000000012cm)" svg:viewBox="0 0 1400 600" svg:d="m0 25400c800 0 1400-600 1400-600">
          <text:p/>
        </draw:path>
        <draw:rect draw:style-name="gr1" draw:text-style-name="P1" draw:layer="layout" svg:width="4cm" svg:height="4cm" svg:x="11cm" svg:y="27cm">
          <text:p/>
        </draw:rect>
        <draw:frame draw:style-name="gr8" draw:text-style-name="P3" draw:layer="layout" svg:width="1.032cm" svg:height="0.515cm" svg:x="10.4cm" svg:y="30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14.568cm" svg:y="26.485cm">
          <draw:text-box>
            <text:p><text:span text:style-name="T2">(w,h)</text:span></text:p>
          </draw:text-box>
        </draw:frame>
        <draw:line draw:style-name="gr14" draw:text-style-name="P1" draw:layer="layout" svg:x1="11cm" svg:y1="27cm" svg:x2="15cm" svg:y2="31cm">
          <text:p/>
        </draw:line>
        <draw:line draw:style-name="gr14" draw:text-style-name="P1" draw:layer="layout" svg:x1="15cm" svg:y1="31cm" svg:x2="19cm" svg:y2="31cm">
          <text:p/>
        </draw:line>
        <draw:line draw:style-name="gr14" draw:text-style-name="P1" draw:layer="layout" svg:x1="15cm" svg:y1="27cm" svg:x2="19cm" svg:y2="31cm">
          <text:p/>
        </draw:line>
        <draw:rect draw:style-name="gr1" draw:text-style-name="P1" draw:layer="layout" svg:width="4cm" svg:height="4cm" svg:x="2cm" svg:y="33cm">
          <text:p/>
        </draw:rect>
        <draw:frame draw:style-name="gr8" draw:text-style-name="P3" draw:layer="layout" svg:width="1.032cm" svg:height="0.515cm" svg:x="1.4cm" svg:y="36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5.568cm" svg:y="32.485cm">
          <draw:text-box>
            <text:p><text:span text:style-name="T2">(w,h)</text:span></text:p>
          </draw:text-box>
        </draw:frame>
        <draw:rect draw:style-name="gr1" draw:text-style-name="P1" draw:layer="layout" svg:width="4cm" svg:height="4cm" svg:x="2cm" svg:y="40cm">
          <text:p/>
        </draw:rect>
        <draw:frame draw:style-name="gr8" draw:text-style-name="P3" draw:layer="layout" svg:width="1.032cm" svg:height="0.515cm" svg:x="1.4cm" svg:y="43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5.568cm" svg:y="39.485cm">
          <draw:text-box>
            <text:p><text:span text:style-name="T2">(w,h)</text:span></text:p>
          </draw:text-box>
        </draw:frame>
        <draw:frame draw:style-name="gr8" draw:text-style-name="P4" draw:layer="layout" svg:width="1.032cm" svg:height="0.515cm" svg:x="3.1cm" svg:y="41.985cm">
          <draw:text-box>
            <text:p><text:span text:style-name="T3">(0,0)</text:span></text:p>
          </draw:text-box>
        </draw:frame>
        <draw:line draw:style-name="gr10" draw:text-style-name="P1" draw:layer="layout" svg:x1="2cm" svg:y1="41cm" svg:x2="4cm" svg:y2="41cm">
          <text:p/>
        </draw:line>
        <draw:frame draw:style-name="gr11" draw:text-style-name="P5" draw:layer="layout" svg:width="0.8cm" svg:height="0.481cm" svg:x="2.6cm" svg:y="40.519cm">
          <draw:text-box>
            <text:p><text:span text:style-name="T4">x</text:span></text:p>
          </draw:text-box>
        </draw:frame>
        <draw:line draw:style-name="gr10" draw:text-style-name="P1" draw:layer="layout" svg:x1="5cm" svg:y1="42cm" svg:x2="5cm" svg:y2="44cm">
          <text:p/>
        </draw:line>
        <draw:frame draw:style-name="gr12" draw:text-style-name="P5" draw:layer="layout" svg:width="0.621cm" svg:height="0.681cm" svg:x="4.879cm" svg:y="42.719cm">
          <draw:text-box>
            <text:p><text:span text:style-name="T4">y</text:span></text:p>
          </draw:text-box>
        </draw:frame>
        <draw:rect draw:style-name="gr1" draw:text-style-name="P1" draw:layer="layout" svg:width="4cm" svg:height="4cm" svg:x="11cm" svg:y="40cm">
          <text:p/>
        </draw:rect>
        <draw:frame draw:style-name="gr8" draw:text-style-name="P3" draw:layer="layout" svg:width="1.032cm" svg:height="0.515cm" svg:x="10.4cm" svg:y="43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14.568cm" svg:y="39.485cm">
          <draw:text-box>
            <text:p><text:span text:style-name="T2">(w,h)</text:span></text:p>
          </draw:text-box>
        </draw:frame>
        <draw:frame draw:style-name="gr8" draw:text-style-name="P4" draw:layer="layout" svg:width="1.032cm" svg:height="0.515cm" draw:transform="rotate (0.5235987755982) translate (12.249cm 42.516cm)">
          <draw:text-box>
            <text:p><text:span text:style-name="T3">(0,0)</text:span></text:p>
          </draw:text-box>
        </draw:frame>
        <draw:frame draw:style-name="gr12" draw:text-style-name="P5" draw:layer="layout" svg:width="0.621cm" svg:height="0.681cm" svg:x="14cm" svg:y="41.4cm">
          <draw:text-box>
            <text:p><text:span text:style-name="T4">a</text:span></text:p>
          </draw:text-box>
        </draw:frame>
        <draw:path draw:style-name="gr13" draw:text-style-name="P1" draw:layer="layout" svg:width="0.799cm" svg:height="0.199cm" draw:transform="rotate (1.5707963267946) translate (14.4000000000007cm 42.0000000000002cm)" svg:viewBox="0 0 800 200" svg:d="m0 29000c400 0 800-200 800-200">
          <text:p/>
        </draw:path>
        <draw:line draw:style-name="gr15" draw:text-style-name="P1" draw:layer="layout" svg:x1="13cm" svg:y1="42cm" svg:x2="14.6cm" svg:y2="42cm">
          <text:p/>
        </draw:line>
        <draw:frame draw:style-name="gr8" draw:text-style-name="P4" draw:layer="layout" svg:width="1.216cm" svg:height="0.515cm" draw:transform="rotate (0.5235987755982) translate (13.8cm 36.354cm)">
          <draw:text-box>
            <text:p><text:span text:style-name="T3">(w,h)</text:span></text:p>
          </draw:text-box>
        </draw:frame>
        <draw:rect draw:style-name="gr1" draw:text-style-name="P1" draw:layer="layout" svg:width="4cm" svg:height="4cm" svg:x="2cm" svg:y="49cm">
          <text:p/>
        </draw:rect>
        <draw:frame draw:style-name="gr8" draw:text-style-name="P3" draw:layer="layout" svg:width="1.032cm" svg:height="0.515cm" svg:x="1.4cm" svg:y="52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5.568cm" svg:y="48.485cm">
          <draw:text-box>
            <text:p><text:span text:style-name="T2">(w,h)</text:span></text:p>
          </draw:text-box>
        </draw:frame>
        <draw:rect draw:style-name="gr9" draw:text-style-name="P1" draw:layer="layout" svg:width="4cm" svg:height="4cm" draw:transform="rotate (0.5235987755982) translate (2cm 47.536cm)">
          <text:p/>
        </draw:rect>
        <draw:rect draw:style-name="gr16" draw:text-style-name="P1" draw:layer="layout" svg:width="0.9cm" svg:height="0.892cm" draw:transform="rotate (0.5235987755982) translate (3.39cm 50.838cm)">
          <text:p/>
        </draw:rect>
        <draw:frame draw:style-name="gr17" draw:text-style-name="P1" draw:layer="layout" svg:width="0.88cm" svg:height="0.896cm" draw:transform="rotate (1.5707963267946) translate (3.57cm 51.454cm)">
          <draw:image xlink:href="Pictures/10000201000003C00000021C0F1F7BD9.png" xlink:type="simple" xlink:show="embed" xlink:actuate="onLoad">
            <text:p/>
          </draw:image>
        </draw:frame>
        <draw:frame draw:style-name="gr8" draw:text-style-name="P4" draw:layer="layout" svg:width="1.216cm" svg:height="0.515cm" draw:transform="rotate (0.5235987755982) translate (4.689cm 45.408cm)">
          <draw:text-box>
            <text:p><text:span text:style-name="T3">(w,h)</text:span></text:p>
          </draw:text-box>
        </draw:frame>
        <draw:rect draw:style-name="gr1" draw:text-style-name="P1" draw:layer="layout" svg:width="4cm" svg:height="4cm" svg:x="11cm" svg:y="49cm">
          <text:p/>
        </draw:rect>
        <draw:frame draw:style-name="gr8" draw:text-style-name="P3" draw:layer="layout" svg:width="1.032cm" svg:height="0.515cm" svg:x="10.4cm" svg:y="52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14.568cm" svg:y="48.485cm">
          <draw:text-box>
            <text:p><text:span text:style-name="T2">(w,h)</text:span></text:p>
          </draw:text-box>
        </draw:frame>
        <draw:frame draw:style-name="gr17" draw:text-style-name="P1" draw:layer="layout" svg:width="0.88cm" svg:height="0.896cm" draw:transform="rotate (1.5707963267946) translate (12.57cm 51.454cm)">
          <draw:image xlink:href="Pictures/10000201000003C00000021C0F1F7BD9.png" xlink:type="simple" xlink:show="embed" xlink:actuate="onLoad">
            <text:p/>
          </draw:image>
        </draw:frame>
        <draw:line draw:style-name="gr14" draw:text-style-name="P1" draw:layer="layout" svg:x1="2cm" svg:y1="42cm" svg:x2="6cm" svg:y2="42cm">
          <text:p/>
        </draw:line>
        <draw:line draw:style-name="gr14" draw:text-style-name="P1" draw:layer="layout" svg:x1="4cm" svg:y1="40cm" svg:x2="4cm" svg:y2="44cm">
          <text:p/>
        </draw:line>
        <draw:line draw:style-name="gr14" draw:text-style-name="P1" draw:layer="layout" svg:x1="11cm" svg:y1="43.2cm" svg:x2="15cm" svg:y2="40.8cm">
          <text:p/>
        </draw:line>
        <draw:line draw:style-name="gr14" draw:text-style-name="P1" draw:layer="layout" svg:x1="11.8cm" svg:y1="40cm" svg:x2="14.2cm" svg:y2="44cm">
          <text:p/>
        </draw:line>
        <draw:rect draw:style-name="gr1" draw:text-style-name="P1" draw:layer="layout" svg:width="4cm" svg:height="4cm" svg:x="2cm" svg:y="54cm">
          <text:p/>
        </draw:rect>
        <draw:frame draw:style-name="gr8" draw:text-style-name="P3" draw:layer="layout" svg:width="1.032cm" svg:height="0.515cm" svg:x="1.4cm" svg:y="57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5.568cm" svg:y="53.485cm">
          <draw:text-box>
            <text:p><text:span text:style-name="T2">(w,h)</text:span></text:p>
          </draw:text-box>
        </draw:frame>
        <draw:frame draw:style-name="gr8" draw:text-style-name="P4" draw:layer="layout" svg:width="1.032cm" svg:height="0.515cm" draw:transform="rotate (0.5235987755982) translate (2.849cm 56.716cm)">
          <draw:text-box>
            <text:p><text:span text:style-name="T3">(0,0)</text:span></text:p>
          </draw:text-box>
        </draw:frame>
        <draw:line draw:style-name="gr14" draw:text-style-name="P1" draw:layer="layout" svg:x1="2cm" svg:y1="57.2cm" svg:x2="6cm" svg:y2="54.8cm">
          <text:p/>
        </draw:line>
        <draw:line draw:style-name="gr14" draw:text-style-name="P1" draw:layer="layout" svg:x1="2.8cm" svg:y1="54cm" svg:x2="5.2cm" svg:y2="58cm">
          <text:p/>
        </draw:line>
        <draw:rect draw:style-name="gr16" draw:text-style-name="P1" draw:layer="layout" svg:width="0.9cm" svg:height="0.892cm" draw:transform="rotate (0.5235987755982) translate (3.375cm 55.828cm)">
          <text:p/>
        </draw:rect>
        <draw:frame draw:style-name="gr17" draw:text-style-name="P1" draw:layer="layout" svg:width="0.88cm" svg:height="0.896cm" draw:transform="rotate (1.5707963267946) translate (3.555cm 56.444cm)">
          <draw:image xlink:href="Pictures/10000201000003C00000021C0F1F7BD9.png" xlink:type="simple" xlink:show="embed" xlink:actuate="onLoad">
            <text:p/>
          </draw:image>
        </draw:frame>
        <draw:rect draw:style-name="gr1" draw:text-style-name="P1" draw:layer="layout" svg:width="4cm" svg:height="4cm" svg:x="11cm" svg:y="54cm">
          <text:p/>
        </draw:rect>
        <draw:frame draw:style-name="gr8" draw:text-style-name="P3" draw:layer="layout" svg:width="1.032cm" svg:height="0.515cm" svg:x="10.4cm" svg:y="57.885cm">
          <draw:text-box>
            <text:p><text:span text:style-name="T2">(0,0)</text:span></text:p>
          </draw:text-box>
        </draw:frame>
        <draw:frame draw:style-name="gr8" draw:text-style-name="P3" draw:layer="layout" svg:width="1.232cm" svg:height="0.515cm" svg:x="14.568cm" svg:y="53.485cm">
          <draw:text-box>
            <text:p><text:span text:style-name="T2">(w,h)</text:span></text:p>
          </draw:text-box>
        </draw:frame>
        <draw:frame draw:style-name="gr17" draw:text-style-name="P1" draw:layer="layout" svg:width="0.88cm" svg:height="0.896cm" draw:transform="rotate (1.5707963267946) translate (12.555cm 56.444cm)">
          <draw:image xlink:href="Pictures/10000201000003C00000021C0F1F7B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e6e6e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6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0-30T11:23:39</meta:creation-date>
    <meta:generator>OpenOffice.org/3.2$Unix OpenOffice.org_project/320m18$Build-9502</meta:generator>
    <dc:date>2015-11-05T16:17:06</dc:date>
    <meta:editing-duration>PT148H49M27S</meta:editing-duration>
    <meta:editing-cycles>12</meta:editing-cycles>
    <meta:document-statistic meta:object-count="99"/>
  </office:meta>
</office:document-meta>
</file>